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svg:stroke-color="#808080" draw:marker-end="Arrow"/>
    </style:style>
    <style:style style:name="gr18" style:family="graphic" style:parent-style-name="standard">
      <style:graphic-properties draw:fill-color="#eeeeee" draw:fill-image-width="0cm" draw:fill-image-height="0cm" draw:textarea-vertical-align="middle"/>
    </style:style>
    <style:style style:name="gr19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24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gr28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8" style:family="paragraph">
      <style:paragraph-properties fo:text-align="center"/>
      <style:text-properties fo:color="#ffffff" fo:font-family="'Ubuntu Condensed'" style:font-pitch="variable" fo:font-size="12pt" style:font-size-asian="12pt" style:font-size-complex="12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font-family="'Ubuntu Condense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9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1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2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3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3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2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4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5" draw:text-style-name="P1" xml:id="id18" draw:id="id18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7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5" draw:text-style-name="P1" xml:id="id19" draw:id="id19" draw:layer="layout" svg:width="0.318cm" svg:height="0.317cm" svg:x="5.615cm" svg:y="11.903cm">
          <text:p/>
        </draw:circle>
        <draw:connector draw:style-name="gr11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8" draw:text-style-name="P1" xml:id="id20" draw:id="id20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19" draw:text-style-name="P2" draw:layer="layout" svg:x1="10.856cm" svg:y1="14.003cm" svg:x2="12.126cm" svg:y2="14.003cm">
          <text:p text:style-name="P1"><text:span text:style-name="T5">Stop</text:span></text:p>
        </draw:line>
        <draw:line draw:style-name="gr19" draw:text-style-name="P2" draw:layer="layout" svg:x1="26.477cm" svg:y1="14.203cm" svg:x2="27.747cm" svg:y2="14.203cm">
          <text:p text:style-name="P1"><text:span text:style-name="T5">Abort</text:span></text:p>
        </draw:line>
        <draw:line draw:style-name="gr19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0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19" draw:text-style-name="P2" draw:layer="layout" svg:x1="26.416cm" svg:y1="10.148cm" svg:x2="27.686cm" svg:y2="10.148cm">
          <text:p text:style-name="P1"><text:span text:style-name="T5">Reset</text:span></text:p>
        </draw:line>
        <draw:line draw:style-name="gr19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ustom-shape draw:style-name="gr21" draw:text-style-name="P7" draw:layer="layout" svg:width="17.145cm" svg:height="2.858cm" svg:x="11.807cm" svg:y="19.714cm">
          <text:p/>
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224cm" svg:height="0.953cm" svg:x="18.126cm" svg:y="20.984cm">
          <text:p/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.106cm" svg:height="0.725cm" svg:x="20.466cm" svg:y="21.098cm">
          <draw:text-box>
            <text:p><text:span text:style-name="T6">Wait state</text:span></text:p>
          </draw:text-box>
        </draw:frame>
        <draw:custom-shape draw:style-name="gr24" draw:text-style-name="P8" draw:layer="layout" svg:width="2.224cm" svg:height="0.953cm" svg:x="23.841cm" svg:y="20.984cm">
          <text:p/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9" draw:layer="layout" svg:width="2.454cm" svg:height="0.725cm" svg:x="26.181cm" svg:y="21.098cm">
          <draw:text-box>
            <text:p><text:span text:style-name="T6">Acting <text:s/>state</text:span></text:p>
          </draw:text-box>
        </draw:frame>
        <draw:frame draw:style-name="gr26" draw:text-style-name="P9" draw:layer="layout" svg:width="3.567cm" svg:height="0.725cm" svg:x="12.609cm" svg:y="21.098cm">
          <draw:text-box>
            <text:p><text:span text:style-name="T6">SC = State complete</text:span></text:p>
          </draw:text-box>
        </draw:frame>
        <draw:frame draw:style-name="gr27" draw:text-style-name="P9" draw:layer="layout" svg:width="1.069cm" svg:height="0.725cm" svg:x="11.925cm" svg:y="19.842cm">
          <draw:text-box>
            <text:p><text:span text:style-name="T6">Key</text:span></text:p>
          </draw:text-box>
        </draw:frame>
        <draw:connector draw:style-name="gr28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8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9:52</dc:date>
    <dc:creator>Carl Bostroem</dc:creator>
    <meta:editing-duration>PT4H17M58S</meta:editing-duration>
    <meta:editing-cycles>22</meta:editing-cycles>
    <meta:generator>OpenOffice/4.1.8$Unix OpenOffice.org_project/418m3$Build-9803</meta:generator>
    <meta:document-statistic meta:object-count="62"/>
  </office:meta>
</office:document-meta>
</file>